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9cm"/>
    </style:style>
    <style:style style:name="co2" style:family="table-column">
      <style:table-column-properties fo:break-before="auto" style:column-width="29.212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10.582cm"/>
    </style:style>
    <style:style style:name="co6" style:family="table-column">
      <style:table-column-properties fo:break-before="auto" style:column-width="22.738cm"/>
    </style:style>
    <style:style style:name="co7" style:family="table-column">
      <style:table-column-properties fo:break-before="auto" style:column-width="3.574cm"/>
    </style:style>
    <style:style style:name="co8" style:family="table-column">
      <style:table-column-properties fo:break-before="auto" style:column-width="5.318cm"/>
    </style:style>
    <style:style style:name="co9" style:family="table-column">
      <style:table-column-properties fo:break-before="auto" style:column-width="13.397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8.274cm"/>
    </style:style>
    <style:style style:name="co12" style:family="table-column">
      <style:table-column-properties fo:break-before="auto" style:column-width="21.58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3.844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223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Docker_20__26__20_Cont_20_Commands">
      <style:table-properties table:display="true" style:writing-mode="lr-tb"/>
    </style:style>
    <style:style style:name="ta3" style:family="table" style:master-page-name="PageStyle_5f_.Dockerfile_20_instructions">
      <style:table-properties table:display="true" style:writing-mode="lr-tb"/>
    </style:style>
    <style:style style:name="ta4" style:family="table" style:master-page-name="PageStyle_5f_Container_20_app_20_-_20_redis-cli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ackground-color="#dae3f3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00b05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fo:background-color="#dae3f3"/>
    </style:style>
    <style:style style:name="ce8" style:family="table-cell" style:parent-style-name="Excel_20_Built-in_20_Normal">
      <style:table-cell-properties fo:background-color="#00b050"/>
    </style:style>
    <style:style style:name="ce9" style:family="table-cell" style:parent-style-name="Excel_20_Built-in_20_Normal">
      <style:table-cell-properties fo:background-color="#b4c7e7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Terminologies</text:p>
          </table:table-cell>
          <table:table-cell office:value-type="string">
            <text:p>Explan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rnel</text:p>
          </table:table-cell>
          <table:table-cell office:value-type="string">
            <text:p>A kernel connects the applications to the hardware by system call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Namespace</text:p>
          </table:table-cell>
          <table:table-cell table:style-name="ce1" office:value-type="string">
            <text:p>isolating resources per process</text:p>
            <text:p>creating a dedicated segment of resource for a process</text:p>
            <text:p>eg: a segment of hardrive speciically for chrome &amp; other application process respectively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 &amp; Cont Commands" table:style-name="ta2" table:print="false">
        <office:forms form:automatic-focus="false" form:apply-design-mode="false"/>
        <table:table-column table:style-name="co4" table:default-cell-style-name="ce3"/>
        <table:table-column table:style-name="co5" table:default-cell-style-name="Excel_20_Built-in_20_Normal"/>
        <table:table-column table:style-name="co6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2" office:value-type="string">
            <text:p>System</text:p>
          </table:table-cell>
          <table:table-cell table:style-name="ce7" office:value-type="string">
            <text:p>Command</text:p>
          </table:table-cell>
          <table:table-cell table:style-name="ce7" office:value-type="string">
            <text:p>Description</text:p>
          </table:table-cell>
          <table:table-cell table:style-name="ce7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4">
            <text:p>Docker</text:p>
          </table:table-cell>
          <table:table-cell office:value-type="string">
            <text:p>docker ps</text:p>
          </table:table-cell>
          <table:table-cell office:value-type="string">
            <text:p>list all running containers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docker ps --all</text:p>
          </table:table-cell>
          <table:table-cell office:value-type="string">
            <text:p>list all containers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docker version</text:p>
          </table:table-cell>
          <table:table-cell office:value-type="string">
            <text:p>Get docker version</text:p>
          </table:table-cell>
          <table:table-cell table:number-columns-repeated="1021"/>
        </table:table-row>
        <table:table-row table:style-name="ro3">
          <table:covered-table-cell/>
          <table:table-cell table:style-name="ce1" office:value-type="string">
            <text:p>docker run &lt;image&gt; </text:p>
            <text:p>docker run hello-world</text:p>
            <text:p>docker run &lt;image&gt; <text:s text:c="2"/>&lt;overridding command&gt;</text:p>
            <text:p>docker run busybox echo hi there</text:p>
            <text:p>docker run busybox ls</text:p>
            <text:p/>
            <text:p>docker run --name &lt;container-name&gt; -d &lt;image&gt;</text:p>
            <text:p>docker run --name my-first-redis -d redis</text:p>
          </table:table-cell>
          <table:table-cell table:style-name="ce1" office:value-type="string">
            <text:p>run =&gt; create and start the docker container by using the &lt;image&gt;</text:p>
            <text:p>&lt;overridding command&gt; <text:s/>=&gt; the command "ls" OR "echo" is already defined in the filesystem [FS-SNAPSHOT] of the image - busybox. hence it runs successully but this wont work for the hello-world image coz its not predefined there.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cker system prune</text:p>
          </table:table-cell>
          <table:table-cell office:value-type="string">
            <text:p>delete/remove all the contain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docker logs &lt;container_id&gt;</text:p>
          </table:table-cell>
          <table:table-cell office:value-type="string">
            <text:p>get the logs of a given container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docker stop &lt;container_id&gt;</text:p>
            <text:p>docker kill &lt;container_id&gt;</text:p>
          </table:table-cell>
          <table:table-cell office:value-type="string">
            <text:p>stop or kill the process</text:p>
          </table:table-cell>
          <table:table-cell table:number-columns-repeated="1021"/>
        </table:table-row>
        <table:table-row table:style-name="ro5">
          <table:table-cell/>
          <table:table-cell table:style-name="ce1" office:value-type="string">
            <text:p>docker exec -it &lt;container-id/container-name&gt; &lt;container-command&gt;</text:p>
            <text:p>docker exec -it my-first-redis sh</text:p>
          </table:table-cell>
          <table:table-cell table:style-name="ce1" office:value-type="string">
            <text:p>Note : # =&gt; Now you are interacting with "sh" shell inside the "my-first-redis" container !!</text:p>
            <text:p>redis-cli</text:p>
            <text:p>Note : 127.0.0.1:6379 <text:s/>=&gt; Now you are interacting with the "redis-cli" application process inside the "my-first-redis" contain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>
            <text:p>docker build . </text:p>
          </table:table-cell>
          <table:table-cell table:style-name="ce1" office:value-type="string">
            <text:p>Command to be exected inside the application directory [/c/Program Files/Docker Toolbox/redis-image] after creating the Dockerfile in it using the text editor [Notepad as admin].</text:p>
            <text:p>buiild =&gt; gives the docker file to docker cli to create an image.</text:p>
            <text:p>. =&gt; build context =&gt; set of files and folders we want to encapsulate in container</text:p>
            <text:p/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docker build -t &lt;docker_id&gt;/&lt;image_name&gt;:&lt;version&gt; .</text:p>
            <text:p>Docker build -t ashwinprabhu/redis:lastest .</text:p>
          </table:table-cell>
          <table:table-cell office:value-type="string">
            <text:p>Tagging the image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5"/>
          <table:table-cell table:style-name="ce8" table:number-columns-repeated="1023"/>
        </table:table-row>
        <table:table-row table:style-name="ro4">
          <table:table-cell table:style-name="ce6" office:value-type="string">
            <text:p>Container :</text:p>
            <text:p><text:s/>my_first-redis</text:p>
          </table:table-cell>
          <table:table-cell office:value-type="string">
            <text:p>redis-cli</text:p>
          </table:table-cell>
          <table:table-cell office:value-type="string">
            <text:p>To interact with the redis-cli interface inside the container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<text:s/>ls</text:p>
          </table:table-cell>
          <table:table-cell office:value-type="string">
            <text:p>all unix commands can be ru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wd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Dockerfile instructions" table:style-name="ta3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9" office:value-type="string">
            <text:p>Instruction</text:p>
          </table:table-cell>
          <table:table-cell table:style-name="ce9" office:value-type="string">
            <text:p>Argument</text:p>
          </table:table-cell>
          <table:table-cell table:style-name="ce9" office:value-type="string">
            <text:p>Comments</text:p>
          </table:table-cell>
          <table:table-cell table:style-name="ce9" table:number-columns-repeated="1021"/>
        </table:table-row>
        <table:table-row table:style-name="ro1">
          <table:table-cell office:value-type="string">
            <text:p>FROM</text:p>
          </table:table-cell>
          <table:table-cell office:value-type="string">
            <text:p>alpine</text:p>
          </table:table-cell>
          <table:table-cell office:value-type="string">
            <text:p>Refer and download the base image - alpine</text:p>
          </table:table-cell>
          <table:table-cell table:number-columns-repeated="1021"/>
        </table:table-row>
        <table:table-row table:style-name="ro3">
          <table:table-cell office:value-type="string">
            <text:p>RUN</text:p>
          </table:table-cell>
          <table:table-cell office:value-type="string">
            <text:p>apk add --update redis</text:p>
          </table:table-cell>
          <table:table-cell table:style-name="ce1" office:value-type="string">
            <text:p>create a new temporary container using the downloaded image - alpine</text:p>
            <text:p>exectuted the command inside the container</text:p>
            <text:p>saved the filesystem as temporary image with an id</text:p>
            <text:p>deletes the temp container</text:p>
            <text:p/>
            <text:p>Note : </text:p>
            <text:p>apk =&gt; package manager already defined in the base image - alpine</text:p>
            <text:p>add =&gt; add redis from the base image to our custom docker file</text:p>
          </table:table-cell>
          <table:table-cell table:number-columns-repeated="1021"/>
        </table:table-row>
        <table:table-row table:style-name="ro3">
          <table:table-cell office:value-type="string">
            <text:p>CMD</text:p>
          </table:table-cell>
          <table:table-cell office:value-type="string">
            <text:p>["redis-server"]</text:p>
          </table:table-cell>
          <table:table-cell table:style-name="ce1" office:value-type="string">
            <text:p>creates a new temp container</text:p>
            <text:p>copies the file system from previous step and stores the command "redis-server"</text:p>
            <text:p>indicates that if a container needs to be initiated out of this image, then </text:p>
            <text:p>run the "redis-server" command</text:p>
            <text:p>deletes the temp container</text:p>
            <text:p/>
            <text:p>Use this command to create a container out of the image file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ainer app - redis-cli" table:style-name="ta4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2" office:value-type="string">
            <text:p>System</text:p>
          </table:table-cell>
          <table:table-cell table:style-name="ce7" office:value-type="string">
            <text:p>Command</text:p>
          </table:table-cell>
          <table:table-cell table:style-name="ce7" office:value-type="string">
            <text:p>Description</text:p>
          </table:table-cell>
          <table:table-cell table:style-name="ce7" table:number-columns-repeated="1021"/>
        </table:table-row>
        <table:table-row table:style-name="ro1">
          <table:table-cell table:style-name="ce4" office:value-type="string" table:number-columns-spanned="1" table:number-rows-spanned="4">
            <text:p>redis-cli</text:p>
          </table:table-cell>
          <table:table-cell office:value-type="string">
            <text:p>ping</text:p>
          </table:table-cell>
          <table:table-cell table:number-columns-repeated="1022"/>
        </table:table-row>
        <table:table-row table:style-name="ro1">
          <table:covered-table-cell table:style-name="ce3"/>
          <table:table-cell table:style-name="ce10" office:value-type="string">
            <text:p>set firstName Ashwin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get firstName</text:p>
          </table:table-cell>
          <table:table-cell table:number-columns-repeated="1022"/>
        </table:table-row>
        <table:table-row table:style-name="ro1">
          <table:covered-table-cell table:style-name="ce3"/>
          <table:table-cell office:value-type="string">
            <text:p>quit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/11/2020</text:date>, <text:time>00:1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cker_20__26__20_Cont_20_Commands" style:display-name="PageStyle_Docker &amp; Cont Comma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.Dockerfile_20_instructions" style:display-name="PageStyle_.Dockerfile 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ainer_20_app_20_-_20_redis-cli" style:display-name="PageStyle_Container app - redis-cl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6" meta:object-count="0"/>
    <meta:generator>OpenOffice/4.1.8$Win32 OpenOffice.org_project/418m3$Build-9803</meta:generator>
  </office:meta>
</office:document-meta>
</file>